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list-style-name="L2">
      <style:text-properties fo:font-variant="normal" fo:text-transform="none" fo:color="#111111" loext:opacity="100%" style:font-name="Liberation Serif" fo:font-size="12pt" fo:letter-spacing="normal" fo:font-style="normal" fo:font-weight="normal" officeooo:rsid="001ea6e5" officeooo:paragraph-rsid="001ea6e5" style:font-size-asian="12pt" style:font-size-complex="12pt"/>
    </style:style>
    <style:style style:name="P2" style:family="paragraph" style:parent-style-name="Standard">
      <style:text-properties fo:font-variant="normal" fo:text-transform="none" fo:color="#111111" loext:opacity="100%" style:font-name="Liberation Serif" fo:font-size="12pt" fo:letter-spacing="normal" fo:font-style="normal" fo:font-weight="normal" officeooo:rsid="001f451b" officeooo:paragraph-rsid="001f451b" style:font-size-asian="12pt" style:font-size-complex="12pt"/>
    </style:style>
    <style:style style:name="P3" style:family="paragraph" style:parent-style-name="Standard">
      <style:text-properties fo:font-variant="normal" fo:text-transform="none" fo:color="#111111" loext:opacity="100%" style:font-name="Liberation Serif" fo:font-size="12pt" fo:letter-spacing="normal" fo:font-style="normal" fo:font-weight="normal" officeooo:paragraph-rsid="001f451b"/>
    </style:style>
    <style:style style:name="P4" style:family="paragraph" style:parent-style-name="Standard">
      <style:text-properties fo:font-variant="normal" fo:text-transform="none" fo:color="#111111" loext:opacity="100%" style:font-name="Liberation Serif" fo:font-size="12pt" fo:letter-spacing="normal" fo:font-style="normal" fo:font-weight="bold" officeooo:rsid="001f451b" officeooo:paragraph-rsid="001f451b" style:font-size-asian="12pt" style:font-weight-asian="bold" style:font-size-complex="12pt" style:font-weight-complex="bold"/>
    </style:style>
    <style:style style:name="P5" style:family="paragraph" style:parent-style-name="Text_20_body">
      <style:text-properties fo:color="#111111" loext:opacity="100%" style:font-name="Liberation Serif" fo:font-size="12pt" officeooo:rsid="001d4258" officeooo:paragraph-rsid="001d4258" style:font-size-asian="12pt" style:font-size-complex="12pt"/>
    </style:style>
    <style:style style:name="P6" style:family="paragraph" style:parent-style-name="Text_20_body" style:list-style-name="L1">
      <style:paragraph-properties fo:padding="0.0193in" fo:border="0.06pt solid #d9d9e3"/>
      <style:text-properties fo:color="#111111" loext:opacity="100%" style:font-name="Liberation Serif" fo:font-size="12pt" officeooo:paragraph-rsid="001ea6e5" style:font-size-asian="12pt" style:font-size-complex="12pt"/>
    </style:style>
    <style:style style:name="P7" style:family="paragraph" style:parent-style-name="Text_20_body">
      <style:paragraph-properties fo:padding="0.0193in" fo:border="0.06pt solid #d9d9e3"/>
      <style:text-properties fo:color="#111111" loext:opacity="100%" style:font-name="Liberation Serif" fo:font-size="12pt" fo:font-weight="bold" officeooo:paragraph-rsid="001ea6e5"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color="#d1d5db" loext:opacity="100%" style:font-name="S hne" fo:font-size="10.1999998092651pt"/>
    </style:style>
    <style:style style:name="T3" style:family="text">
      <style:text-properties style:font-size-asian="12pt" style:font-size-complex="12pt"/>
    </style:style>
    <style:style style:name="T4" style:family="text">
      <style:text-properties officeooo:rsid="001f451b" style:font-size-asian="12pt" style:font-size-complex="12pt"/>
    </style:style>
    <style:style style:name="T5" style:family="text">
      <style:text-properties style:font-name="S hne" fo:font-size="10.1999998092651pt"/>
    </style:style>
    <style:style style:name="T6" style:family="text">
      <style:text-properties fo:font-size="10.199999809265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Introduction:</text:span> The BrainTester project improves memory and math skills through two games, memory and math game. It operates using the Esplora buttons and TFT display on the Arduino Esplora platform. The project has multiple levels, with each level increasing in difficulty.</text:p>
      <text:p text:style-name="P7">To start the project: </text:p>
      <text:list xml:id="list2460779227" text:style-name="L1">
        <text:list-item>
          <text:p text:style-name="P6">Connect Arduino Esplora to your computer using a USB cable.</text:p>
        </text:list-item>
        <text:list-item>
          <text:p text:style-name="P6">Download and install the Arduino IDE software from the official website. </text:p>
        </text:list-item>
        <text:list-item>
          <text:p text:style-name="P6">Select the Esplora board from the Tools menu.</text:p>
        </text:list-item>
        <text:list-item>
          <text:p text:style-name="P6">Download the BrainTester project files from the repository.</text:p>
        </text:list-item>
        <text:list-item>
          <text:p text:style-name="P6">Upload them to your Esplora board using the Arduino IDE.</text:p>
        </text:list-item>
      </text:list>
      <text:p text:style-name="P4">Navigation through the game: </text:p>
      <text:list xml:id="list370388379" text:style-name="L2">
        <text:list-item>
          <text:p text:style-name="P1">To efficiently navigate through the menu options available in the BrainTester project, kindly make use of the Esplora device's up and down switches. After identifying the desired option, please select it by pressing the right switch. To return to the previous menu, simply use the left switch. </text:p>
        </text:list-item>
        <text:list-item>
          <text:p text:style-name="P1">Once you're in the math game, the same menu navigation applies. Use the up and down switches to select the answer to the equation and hit the right switch to confirm. If you need to go back, the left switch will take you there.</text:p>
        </text:list-item>
        <text:list-item>
          <text:p text:style-name="P1">During gameplay of the LED game, please utilize the joystick feature to choose your preferred color. Necessary instructions for this action will be displayed on the screen for your guidance.</text:p>
        </text:list-item>
      </text:list>
      <text:p text:style-name="P2"/>
      <text:p text:style-name="P3"><text:span text:style-name="T4">If something occasionally doesn't work, try returning to the main menu and restarting the game. If the issue persists, you may need to unplug the Arduino board and reinstall the game. </text:span><text:span text:style-name="T3">Please note that during the LED game, the back button will not function while the LEDs are flash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5:48:26.853572040</meta:creation-date>
    <dc:date>2023-05-14T17:27:17.307634252</dc:date>
    <meta:editing-duration>PT7M20S</meta:editing-duration>
    <meta:editing-cycles>1</meta:editing-cycles>
    <meta:document-statistic meta:table-count="0" meta:image-count="0" meta:object-count="0" meta:page-count="1" meta:paragraph-count="12" meta:word-count="274" meta:character-count="1619" meta:non-whitespace-character-count="1360"/>
    <meta:generator>LibreOffice/7.3.7.2$Linux_X86_64 LibreOffice_project/30$Build-2</meta:generator>
  </office:meta>
</office:document-meta>
</file>